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.1965in"/>
    </style:style>
    <style:style style:name="P2" style:family="paragraph" style:parent-style-name="Text_20_body">
      <style:paragraph-properties fo:margin-top="0in" fo:margin-bottom="0.1965in"/>
    </style:style>
    <style:style style:name="P3" style:family="paragraph" style:parent-style-name="Text_20_body">
      <style:paragraph-properties fo:margin-top="0in" fo:margin-bottom="0.1965in" fo:text-align="center" style:justify-single-word="false"/>
    </style:style>
    <style:style style:name="P4" style:family="paragraph" style:parent-style-name="Text_20_body">
      <style:paragraph-properties fo:margin-top="0in" fo:margin-bottom="0.1965in" fo:text-align="center" style:justify-single-word="false"/>
      <style:text-properties style:font-name="Liberation Sans" fo:font-size="18pt"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.1965in"/>
    </style:style>
    <style:style style:name="P7" style:family="paragraph" style:parent-style-name="Text_20_body">
      <style:paragraph-properties fo:margin-top="0in" fo:margin-bottom="0.1965in" fo:background-color="#e6e6e6">
        <style:background-image/>
      </style:paragraph-properties>
    </style:style>
    <style:style style:name="P8" style:family="paragraph" style:parent-style-name="Text_20_body">
      <style:paragraph-properties fo:margin-top="0in" fo:margin-bottom="0.1965in" fo:text-align="start" style:justify-single-word="false" fo:background-color="#e6e6e6">
        <style:background-image/>
      </style:paragraph-properties>
    </style:style>
    <style:style style:name="P9" style:family="paragraph" style:parent-style-name="Text_20_body">
      <style:paragraph-properties fo:margin-top="0in" fo:margin-bottom="0.1965in"/>
      <style:text-properties fo:font-style="italic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style:font-name="Liberation Sans" fo:font-size="14pt" fo:font-weight="bold"/>
    </style:style>
    <style:style style:name="T3" style:family="text">
      <style:text-properties fo:font-weight="bold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color="#000000" fo:font-size="10pt"/>
    </style:style>
    <style:style style:name="T7" style:family="text">
      <style:text-properties fo:color="#000000" fo:font-size="10pt" fo:font-weight="bold"/>
    </style:style>
    <style:style style:name="T8" style:family="text">
      <style:text-properties fo:font-style="italic" fo:font-weight="bold"/>
    </style:style>
    <style:style style:name="T9" style:family="text">
      <style:text-properties fo:font-size="10pt" fo:font-style="italic" fo:font-weight="bold"/>
    </style:style>
    <style:style style:name="T10" style:family="text">
      <style:text-properties fo:font-size="10pt" fo:font-style="italic"/>
    </style:style>
    <style:style style:name="Sect1" style:family="section">
      <style:section-properties style:editable="false">
        <style:columns fo:column-count="0" fo:column-gap="0in"/>
      </style:section-properties>
    </style:style>
    <style:style style:name="Sect2" style:family="section">
      <style:section-properties style:writing-mode="lr-tb"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2945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3"><text:span text:style-name="T1">Smartcard 2.0</text:span> </text:p>
      <text:p text:style-name="P4">Mysql replication for redundancy </text:p>
      <text:p text:style-name="P3">Henrik Andreasson </text:p>
      <text:p text:style-name="P3">henrik@smartcard20.com </text:p>
      <text:p text:style-name="P3">08-671 02 73 </text:p>
      <text:p text:style-name="P3">2009-03-26 </text:p>
      <text:p text:style-name="P3">Version 1.0 </text:p>
      <text:p text:style-name="P3"/>
      <text:p text:style-name="P3"/>
      <text:p text:style-name="P2"><text:span text:style-name="T2">Table of Contents</text:span> </text:p>
      <text:section text:style-name="Sect1" text:name="WritelyTableOfContents">
        <text:list text:style-name="L1">
          <text:list-item>
            <text:p text:style-name="P5"><text:a xlink:type="simple" xlink:href="#1_Install_of_database_replicat" office:target-frame-name="_self" xlink:show="replace">1 Install of database replication</text:a> </text:p>
            <text:list>
              <text:list-item>
                <text:p text:style-name="P5"><text:a xlink:type="simple" xlink:href="#_1_1_Prerequisites" office:target-frame-name="_self" xlink:show="replace">1.1 Prerequisites</text:a> </text:p>
              </text:list-item>
              <text:list-item>
                <text:p text:style-name="P5"><text:a xlink:type="simple" xlink:href="#_1_2_Syscheck_Installation" office:target-frame-name="_self" xlink:show="replace">1.2 Syscheck Installation</text:a> </text:p>
              </text:list-item>
              <text:list-item>
                <text:p text:style-name="P5"><text:a xlink:type="simple" xlink:href="#_1_3_Syscheck_configuration" office:target-frame-name="_self" xlink:show="replace">1.3 Syscheck configuration</text:a> </text:p>
              </text:list-item>
              <text:list-item>
                <text:p text:style-name="P5"><text:a xlink:type="simple" xlink:href="#_1_4_Node2_Syscheck_installati" office:target-frame-name="_self" xlink:show="replace">1.4 Node2 Syscheck installation</text:a> </text:p>
              </text:list-item>
              <text:list-item>
                <text:p text:style-name="P5"><text:a xlink:type="simple" xlink:href="#_1_5_Firewall_configuration" office:target-frame-name="_self" xlink:show="replace">1.5 Firewall configuration</text:a> </text:p>
              </text:list-item>
              <text:list-item>
                <text:p text:style-name="P5"><text:a xlink:type="simple" xlink:href="#_1_6_Create_an_empty_db_on_nod" office:target-frame-name="_self" xlink:show="replace">1.6 Create an empty db on node2</text:a> </text:p>
              </text:list-item>
              <text:list-item>
                <text:p text:style-name="P5"><text:a xlink:type="simple" xlink:href="#_1_7_Backup_the_db_from_node1_" office:target-frame-name="_self" xlink:show="replace">1.7 Backup the db from node1 and transfer the dump to node2</text:a> </text:p>
              </text:list-item>
              <text:list-item>
                <text:p text:style-name="P5"><text:a xlink:type="simple" xlink:href="#_1_8_Restore_mysql_database_on" office:target-frame-name="_self" xlink:show="replace">1.8 Restore mysql database on node2</text:a> </text:p>
              </text:list-item>
              <text:list-item>
                <text:p text:style-name="P5"><text:a xlink:type="simple" xlink:href="#_1_9_Make_node1_master" office:target-frame-name="_self" xlink:show="replace">1.9 Make node1 master</text:a> </text:p>
              </text:list-item>
              <text:list-item>
                <text:p text:style-name="P5"><text:a xlink:type="simple" xlink:href="#_1_10_Make_node_2_slave" office:target-frame-name="_self" xlink:show="replace">1.10 Make node 2 slave</text:a> </text:p>
              </text:list-item>
              <text:list-item>
                <text:p text:style-name="P5"><text:a xlink:type="simple" xlink:href="#_1_11_Verify_replication" office:target-frame-name="_self" xlink:show="replace">1.11 Verify replication</text:a> </text:p>
              </text:list-item>
            </text:list>
          </text:list-item>
          <text:list-item>
            <text:p text:style-name="P5"><text:a xlink:type="simple" xlink:href="#_2_Verification_and_Troublesho" office:target-frame-name="_self" xlink:show="replace">2 Verification and Troubleshooting</text:a> </text:p>
            <text:list>
              <text:list-item>
                <text:p text:style-name="P5"><text:a xlink:type="simple" xlink:href="#_2_1_Check_the_log_file_" office:target-frame-name="_self" xlink:show="replace">2.1 Check the log file:</text:a> </text:p>
              </text:list-item>
              <text:list-item>
                <text:p text:style-name="P5"><text:a xlink:type="simple" xlink:href="#_2_2_Write_to_the_test_table_a" office:target-frame-name="_self" xlink:show="replace">2.2 Write to the test table and verify both servers answers the same number</text:a> </text:p>
              </text:list-item>
              <text:list-item>
                <text:p text:style-name="P5"><text:a xlink:type="simple" xlink:href="#_2_3_Use_the_show_master_and_s" office:target-frame-name="_self" xlink:show="replace">2.3 Use the show master and show slave scripts</text:a> </text:p>
              </text:list-item>
            </text:list>
          </text:list-item>
          <text:list-item>
            <text:p text:style-name="P5"><text:a xlink:type="simple" xlink:href="#_3_Fail_over_and_fail_back" office:target-frame-name="_self" xlink:show="replace">3 Fail over and fail back</text:a> </text:p>
            <text:list>
              <text:list-item>
                <text:p text:style-name="P5"><text:a xlink:type="simple" xlink:href="#_3_1_Fail_over_make_the_slave_" office:target-frame-name="_self" xlink:show="replace">3.1 Fail over, make the slave master</text:a> </text:p>
              </text:list-item>
              <text:list-item>
                <text:p text:style-name="P6"><text:a xlink:type="simple" xlink:href="#_3_2_Fail_back_make_the_old_ma" office:target-frame-name="_self" xlink:show="replace">3.2 Fail-back, make the old master master again</text:a> </text:p>
              </text:list-item>
            </text:list>
          </text:list-item>
        </text:list>
      </text:section>
      <text:p text:style-name="Horizontal_20_Line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2"/>
        <text:h text:style-name="Heading_20_2" text:outline-level="2"><text:bookmark text:name="_1_1_Prerequisites"/>1.1 Prerequisites </text:h>
        <text:p text:style-name="P2"/>
        <text:p text:style-name="P2">First node must be installed and running. </text:p>
        <text:p text:style-name="P2">Install node2 but <text:span text:style-name="T3">dont run htmf-setup!!!</text:span> </text:p>
        <text:p text:style-name="P2"/>
        <text:h text:style-name="Heading_20_2" text:outline-level="2"><text:bookmark text:name="_1_2_Syscheck_Installation"/>1.2 Syscheck Installation </text:h>
        <text:p text:style-name="P2"/>
        <text:p text:style-name="P2">Unpack syscheck 1.5 and make it the default </text:p>
        <text:p text:style-name="P7"><text:span text:style-name="T4">username@smartcard20-node1:/usr/local&gt; </text:span><text:span text:style-name="T5">sudo unzip /home/username/syscheck-1.5.0.zip</text:span> </text:p>
        <text:p text:style-name="P7"><text:span text:style-name="T4">username@smartcard20-node1:/usr/local&gt; </text:span><text:span text:style-name="T5">rm syscheck</text:span> </text:p>
        <text:p text:style-name="P7"><text:span text:style-name="T4">username@smartcard20-node1:/usr/local&gt; </text:span><text:span text:style-name="T5">sudo ln -s syscheck-1.5.0 syscheck</text:span> </text:p>
        <text:h text:style-name="Heading_20_2" text:outline-level="2"><text:bookmark text:name="_1_3_Syscheck_configuration"/>1.3 Syscheck configuration </text:h>
        <text:p text:style-name="P2">Copy old config </text:p>
        <text:p text:style-name="P7"><text:span text:style-name="T4">root@smartcard20-node1:/usr/local/syscheck # </text:span><text:span text:style-name="T5">./lib/copy-config-from-old-version.sh ../syscheck-&lt;last-version&gt;/config ./config/</text:span> </text:p>
        <text:p text:style-name="P2"/>
        <text:p text:style-name="P2">Copy enabled scripts </text:p>
        <text:p text:style-name="P7"><text:span text:style-name="T4">root@smartcard20-node1:/usr/local/syscheck # </text:span><text:span text:style-name="T5">cp -a ../syscheck-&lt;last-version&gt;/related-enabled/* ./ related-enabled/</text:span> </text:p>
        <text:p text:style-name="P7"><text:span text:style-name="T4">root@smartcard20-node1:/usr/local/syscheck # </text:span><text:span text:style-name="T5">cp -a ../syscheck-&lt;last-version&gt;/scritps-enabled/* ./ scritps-enabled/</text:span> </text:p>
        <text:p text:style-name="P2"/>
        <text:p text:style-name="P2">Config database parameters, you can get the database-username/password information from ejbca it's in the file: </text:p>
        <text:p text:style-name="P7"><text:span text:style-name="T4">/usr/local/ejbca/conf/database.properties</text:span> </text:p>
        <text:p text:style-name="P2"/>
        <text:p text:style-name="P2">Enter the ejbca-db user information into syscheck resources.sh </text:p>
        <text:p text:style-name="P7"><text:span text:style-name="T4">smartcard20-node2:/usr/local/syscheck # </text:span><text:span text:style-name="T5">vi resources.sh</text:span> </text:p>
        <text:p text:style-name="P7"/>
        <text:p text:style-name="P7"><text:span text:style-name="T4"># Database replication user and password</text:span> </text:p>
        <text:p text:style-name="P7"><text:span text:style-name="T4">DBREP_USER=</text:span><text:span text:style-name="T5">ejbcarep</text:span> </text:p>
        <text:p text:style-name="P7"><text:span text:style-name="T4">DBREP_PASSWORD="</text:span><text:span text:style-name="T5">foo123</text:span><text:span text:style-name="T4">"</text:span> </text:p>
        <text:p text:style-name="P7"/>
        <text:p text:style-name="P7"><text:span text:style-name="T4">#Path to mysql binary</text:span> </text:p>
        <text:p text:style-name="P7"><text:span text:style-name="T4">MYSQL_BIN=/usr/bin/mysql</text:span> </text:p>
        <text:p text:style-name="P7"/>
        <text:p text:style-name="P7"><text:span text:style-name="T4"># path to mysqladmin</text:span> </text:p>
        <text:p text:style-name="P7"><text:span text:style-name="T4">MYSQLADMIN_BIN=/usr/bin/mysqladmin</text:span> </text:p>
        <text:p text:style-name="P7"/>
        <text:p text:style-name="P7"><text:span text:style-name="T4">#Path to mysqldump binary</text:span> </text:p>
        <text:p text:style-name="P7"><text:span text:style-name="T4">MYSQLDUMP_BIN=/usr/bin/mysqldump</text:span> </text:p>
        <text:p text:style-name="P7"/>
        <text:p text:style-name="P7"><text:span text:style-name="T4">#Password for Mysql root</text:span> </text:p>
        <text:p text:style-name="P7"><text:span text:style-name="T4">MYSQLROOT_PASSWORD="</text:span><text:span text:style-name="T5">foo123</text:span><text:span text:style-name="T4">"</text:span> </text:p>
        <text:p text:style-name="P7"/>
        <text:p text:style-name="P7"><text:span text:style-name="T4">#Name of the mysql backup file.</text:span> </text:p>
        <text:p text:style-name="P7"><text:span text:style-name="T4">MYSQLBACKUPFILE=/backup/mysql/ejbcabackup</text:span> </text:p>
        <text:p text:style-name="P7"><text:span text:style-name="T4">MYSQLBACKUPFULLFILENAME="${MYSQLBACKUPFILE}-${DATE}.sql"</text:span> </text:p>
        <text:p text:style-name="P7"/>
        <text:p text:style-name="P7"/>
        <text:p text:style-name="P7"><text:span text:style-name="T4">#IP address or hostname to primary and secondary cluster nodes.</text:span> </text:p>
        <text:p text:style-name="P7"><text:span text:style-name="T4">THIS_NODE=</text:span><text:span text:style-name="T5">NODE1</text:span> </text:p>
        <text:p text:style-name="P7"><text:span text:style-name="T4"># master node</text:span> </text:p>
        <text:p text:style-name="P7"><text:span text:style-name="T4">HOSTNAME_NODE1=</text:span><text:span text:style-name="T5">10.15.251.246</text:span> </text:p>
        <text:p text:style-name="P7"><text:span text:style-name="T4"># slave node</text:span> </text:p>
        <text:p text:style-name="P7"><text:span text:style-name="T4">HOSTNAME_NODE2=</text:span><text:span text:style-name="T5">10.15.251.247</text:span> </text:p>
        <text:p text:style-name="P7"/>
        <text:p text:style-name="P7"/>
        <text:p text:style-name="P2"/>
        <text:h text:style-name="Heading_20_2" text:outline-level="2"><text:bookmark text:name="_1_4_Node2_Syscheck_installati"/>1.4 Node2 Syscheck installation </text:h>
        <text:p text:style-name="P2">Redo steps 1.2 and 1.3 on node2, but set “THIS_NODE=<text:span text:style-name="T3">NODE2” </text:span>in resources.sh tough” </text:p>
        <text:p text:style-name="P2"/>
        <text:h text:style-name="Heading_20_2" text:outline-level="2"><text:bookmark text:name="_1_5_Firewall_configuration"/>1.5 Firewall configuration </text:h>
        <text:p text:style-name="P2">On both nodes open port 3306 tcp </text:p>
        <text:p text:style-name="P2">Start “yast” -&gt; “Security and Users” -&gt; “Firewall” -&gt; “Allowed Services” -&gt; “Advanced” </text:p>
        <text:p text:style-name="P2">Add “3306” make sure to use space as a separator between the ports </text:p>
        <text:p text:style-name="P2"/>
        <text:h text:style-name="Heading_20_2" text:outline-level="2"><text:bookmark text:name="_1_6_Create_an_empty_db_on_nod"/>1.6 Create an empty db on node2 </text:h>
        <text:p text:style-name="P2">If you got a db do drop it and the create a empty ejbca db </text:p>
        <text:p text:style-name="P7"><text:span text:style-name="T4">username@smartcard20-node2:/usr/local/syscheck/database-replication&gt; </text:span><text:span text:style-name="T5">./801-drop-existing-ejbca-db.sh</text:span> </text:p>
        <text:p text:style-name="P7"><text:span text:style-name="T4">root's password:</text:span> </text:p>
        <text:p text:style-name="P7"><text:span text:style-name="T4">are you really sure you want to drop and replace the ejbca db on this host?</text:span> </text:p>
        <text:p text:style-name="P7"><text:span text:style-name="T4">enter 'im-really-sure' to continiue or ctrl-c to abort</text:span> </text:p>
        <text:p text:style-name="P7"><text:span text:style-name="T5">im-really-sure</text:span> </text:p>
        <text:p text:style-name="P7"><text:span text:style-name="T4">I-9041-PKI 20090309 14:44:11 smartcard20-node1: INFO - Backed up db ok (file:/backup/mysql/ejbcabackup-2009-03-09_14.44.10.sql.gz)</text:span> </text:p>
        <text:p text:style-name="P7"><text:span text:style-name="T4">Dropping the database is potentially a very bad thing to do.</text:span> </text:p>
        <text:p text:style-name="P7"><text:span text:style-name="T4">Any data stored in the database will be destroyed.</text:span> </text:p>
        <text:p text:style-name="P7"/>
        <text:p text:style-name="P7"><text:span text:style-name="T4">Do you really want to drop the 'ejbca' database [y/N] y</text:span> </text:p>
        <text:p text:style-name="P7"><text:span text:style-name="T4">Database "ejbca" dropped</text:span> </text:p>
        <text:p text:style-name="P7"><text:span text:style-name="T4">I-8011-PKI 20090309 14:44:13 smartcard20-node1: INFO - Dropped the db ok</text:span> </text:p>
        <text:p text:style-name="P7"/>
        <text:p text:style-name="P2"/>
        <text:p text:style-name="P2">And create an empty one: </text:p>
        <text:p text:style-name="P7"><text:span text:style-name="T4">username@smartcard20-node1:/usr/local/syscheck/database-replication&gt; </text:span><text:span text:style-name="T5">sudo ./800-create-mysql-ejbca-db.sh</text:span> </text:p>
        <text:p text:style-name="P7"><text:span text:style-name="T4">I-8001-PKI 20090309 14:44:18 smartcard20-node1: INFO - Created the db ok</text:span> </text:p>
        <text:p text:style-name="P7"/>
        <text:p text:style-name="P2"/>
        <text:h text:style-name="Heading_20_2" text:outline-level="2"><text:bookmark text:name="_1_7_Backup_the_db_from_node1_"/>1.7 Backup the db from node1 and transfer the dump to node2 </text:h>
        <text:p text:style-name="P2">The three following steps you should complete as fast as possible since you lock the database from writing. </text:p>
        <text:p text:style-name="P2"/>
        <text:p text:style-name="P2">First we need to lock the tables from writes </text:p>
        <text:p text:style-name="P8"><text:span text:style-name="T6">smartcard20-node1:/usr/local/syscheck/database-replication # </text:span><text:span text:style-name="T7">./811-master-node-flush-tables-with-read-lock.sh</text:span> </text:p>
        <text:p text:style-name="P8"><text:span text:style-name="T4">I-8111-PKI 20090326 12:03:58 smartcard20-node1: INFO - Set mysql FLUSH TABLES WITH READ LOCK ok</text:span> </text:p>
        <text:p text:style-name="P2"/>
        <text:p text:style-name="P2">Make a backup </text:p>
        <text:p text:style-name="P7"><text:span text:style-name="T4">smartcard20-node1:/usr/local/syscheck-1.4.3b3-cluster/related-enabled # </text:span><text:span text:style-name="T5">./904_make_mysql_db_backup.sh -s</text:span> </text:p>
        <text:p text:style-name="P7"><text:span text:style-name="T4">I-9041-PKI 20090309 13:48:14 smartcard20-node1: INFO - Backed up db ok (file:</text:span><text:span text:style-name="T5">/backup/mysql/ejbcabackup-2009-03-09_13.48.13.sql.gz</text:span><text:span text:style-name="T4">)</text:span> </text:p>
        <text:p text:style-name="P7"/>
        <text:p text:style-name="P2"/>
        <text:p text:style-name="P2">Now unlock the tables from writes </text:p>
        <text:p text:style-name="P8"><text:span text:style-name="T6">smartcard20-node1:/usr/local/syscheck/database-replication # </text:span><text:span text:style-name="T7">./812-master-node-unlock-tables.sh</text:span> </text:p>
        <text:p text:style-name="P8"><text:span text:style-name="T4">I-8121-PKI 20090326 12:03:58 smartcard20-node1: INFO - Set mysql unlock TABLES ok</text:span> </text:p>
        <text:p text:style-name="P2"/>
        <text:p text:style-name="P2"/>
        <text:p text:style-name="P2">Transfer it to node2: </text:p>
        <text:p text:style-name="P7"><text:span text:style-name="T4">jboss@smartcard20-node1:~&gt; </text:span><text:span text:style-name="T5">scp /backup/mysql/ejbcabackup-2009-03-09_13.44.55.sql.gz smartcard20-node2:</text:span> </text:p>
        <text:p text:style-name="P7"><text:span text:style-name="T4">ejbcabackup-2009-03-09_13.44.55.sql.gz 100% 1459KB 1.4MB/s 00:00</text:span> </text:p>
        <text:p text:style-name="P7"/>
        <text:p text:style-name="P2"/>
        <text:h text:style-name="Heading_20_2" text:outline-level="2"><text:bookmark text:name="_1_8_Restore_mysql_database_on"/>1.8 Restore mysql database on node2 </text:h>
        <text:p text:style-name="P7"><text:span text:style-name="T4">root@smartcard20-node2:/usr/local/syscheck/related-enabled # </text:span><text:span text:style-name="T5">./920_restore_mysql_db_from_backup.sh -s /home/jboss/ejbcabackup-2009-03-09_13.44.55.sql.gz</text:span> </text:p>
        <text:p text:style-name="P7"/>
        <text:p text:style-name="P7"><text:span text:style-name="T4">root's password:</text:span> </text:p>
        <text:p text:style-name="P7"><text:span text:style-name="T4">now we'll backup the current database before we restore the one you specified</text:span> </text:p>
        <text:p text:style-name="P7"><text:span text:style-name="T4">I-9041-PKI 20090309 14:51:51 smartcard20-node2: INFO - Backed up db ok (file:/backup/mysql/ejbcabackup-2009-03-09_14.51.50.sql.gz)</text:span> </text:p>
        <text:p text:style-name="P7"><text:span text:style-name="T4">restoring the db from /home/jboss/ejbcabackup-2009-03-09_13.44.55.sql.gz</text:span> </text:p>
        <text:p text:style-name="P7"><text:span text:style-name="T4">I-9202-PKI 20090309 14:51:55 smartcard20-node2: INFO - Restored the db from file (/home/jboss/ejbcabackup-2009-03-09_13.44.55.sql.gz)</text:span> </text:p>
        <text:p text:style-name="P2"/>
        <text:h text:style-name="Heading_20_2" text:outline-level="2"><text:bookmark text:name="_1_9_Make_node1_master"/>1.9 Make node1 master </text:h>
        <text:p text:style-name="P2">First step is to add the ejbca-db-user in a way it can access the db over the net, it will use information from resourses.sh file to make the statements. </text:p>
        <text:p text:style-name="P2"/>
        <text:p text:style-name="P7"><text:span text:style-name="T4">smartcard20-node1:/usr/local/syscheck/database-replication # </text:span><text:span text:style-name="T5">./802-create-mysql-ejbca-user-db-user.sh</text:span> </text:p>
        <text:p text:style-name="P7"><text:span text:style-name="T4">Will now insert these sql:</text:span> </text:p>
        <text:p text:style-name="P7"><text:span text:style-name="T4">GRANT ALL ON ejbca.* to 'ejbca'@'10.15.251.246' IDENTIFIED BY 'foo123';</text:span> </text:p>
        <text:p text:style-name="P7"><text:span text:style-name="T4">GRANT ALL ON ejbca.* to 'ejbca'@'10.15.251.247' IDENTIFIED BY 'foo123';</text:span> </text:p>
        <text:p text:style-name="P7"><text:span text:style-name="T4">GRANT ALL ON ejbca.* to 'ejbca'@'10.15.251.248' IDENTIFIED BY 'foo123';</text:span> </text:p>
        <text:p text:style-name="P7"><text:span text:style-name="T4">select * from user where user like '%ejbca%'</text:span> </text:p>
        <text:p text:style-name="P7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7"><text:span text:style-name="T4">10.15.251.247 ejbca *1618E643E43E4921AC458E23C5E7728892CCF1A6 N N N N N N N N</text:span> </text:p>
        <text:p text:style-name="P7"><text:span text:style-name="T4">N N N N N N N N N N N N N N N N</text:span> </text:p>
        <text:p text:style-name="P7"><text:span text:style-name="T4">N N 0 0 0 0</text:span> </text:p>
        <text:p text:style-name="P7"><text:span text:style-name="T4">10.15.251.246 ejbca *1618E643E43E4921AC458E23C5E7728892CCF1A6 N N N N N N N N</text:span> </text:p>
        <text:p text:style-name="P7"><text:span text:style-name="T4">N N N N N N N N N N N N N N N N</text:span> </text:p>
        <text:p text:style-name="P7"><text:span text:style-name="T4">N N 0 0 0 0</text:span> </text:p>
        <text:p text:style-name="P7"><text:span text:style-name="T4">localhost ejbca *77805DB3940553564EF23E5EB2231A1BEB02EFC3 N N N N N N N N</text:span> </text:p>
        <text:p text:style-name="P7"><text:span text:style-name="T4">N N N N N N N N N N N N N N N N</text:span> </text:p>
        <text:p text:style-name="P7"><text:span text:style-name="T4">N N 0 0 0 0</text:span> </text:p>
        <text:p text:style-name="P7"><text:span text:style-name="T4">10.15.251.248 ejbca *1618E643E43E4921AC458E23C5E7728892CCF1A6 N N N N N N N N</text:span> </text:p>
        <text:p text:style-name="P7"><text:span text:style-name="T4">N N N N N N N N N N N N N N N N</text:span> </text:p>
        <text:p text:style-name="P7"><text:span text:style-name="T4">N N 0 0 0 0</text:span> </text:p>
        <text:p text:style-name="P7"><text:span text:style-name="T4">I-8021-PKI 20090311 15:57:53 smartcard20-node1: INFO - access rules inserted into mysql db ok</text:span> </text:p>
        <text:p text:style-name="P2"/>
        <text:p text:style-name="P2"><text:span text:style-name="T3">Also create the replication user</text:span> </text:p>
        <text:p text:style-name="P7"><text:span text:style-name="T4">smartcard20-node1:/usr/local/syscheck/database-replication # </text:span><text:span text:style-name="T5">./803-create-mysql-replication-user.sh</text:span> </text:p>
        <text:p text:style-name="P7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7"><text:span text:style-name="T4">10.15.251.247 ejbcarep *1618E643E43E4921AC458E23C5E7728892CCF1A6 N N N N N N N</text:span> </text:p>
        <text:p text:style-name="P7"><text:span text:style-name="T4">N N N N N N N N N N N N Y N N N</text:span> </text:p>
        <text:p text:style-name="P7"><text:span text:style-name="T4">N N N 0 0 0 0</text:span> </text:p>
        <text:p text:style-name="P7"><text:span text:style-name="T4">10.15.251.248 ejbcarep *1618E643E43E4921AC458E23C5E7728892CCF1A6 N N N N N N N</text:span> </text:p>
        <text:p text:style-name="P7"><text:span text:style-name="T4">N N N N N N N N N N N N Y N N N</text:span> </text:p>
        <text:p text:style-name="P7"><text:span text:style-name="T4">N N N 0 0 0 0</text:span> </text:p>
        <text:p text:style-name="P7"><text:span text:style-name="T4">I-8031-PKI 20090311 15:57:58 smartcard20-node1: INFO - Replication access rules inserted into mysql db ok</text:span> </text:p>
        <text:p text:style-name="P7"/>
        <text:p text:style-name="P2"/>
        <text:p text:style-name="P2"/>
        <text:p text:style-name="P2"><text:span text:style-name="T3">Now we need to prepair the mysql config for replication</text:span> </text:p>
        <text:p text:style-name="P2">In /etc/my.cnf set: </text:p>
        <text:p text:style-name="P7"><text:span text:style-name="T4"># Replication Master Server (default)</text:span> </text:p>
        <text:p text:style-name="P7"><text:span text:style-name="T4"># binary logging is required for replication</text:span> </text:p>
        <text:p text:style-name="P7"><text:span text:style-name="T5">log-bin=mysql-bin</text:span> </text:p>
        <text:p text:style-name="P7"/>
        <text:p text:style-name="P7"><text:span text:style-name="T4"># required unique id between 1 and 2^32 - 1</text:span> </text:p>
        <text:p text:style-name="P7"><text:span text:style-name="T4"># defaults to 1 if master-host is not set</text:span> </text:p>
        <text:p text:style-name="P7"><text:span text:style-name="T4"># but will not function as a master if omitted</text:span> </text:p>
        <text:p text:style-name="P7"><text:span text:style-name="T5">server-id = 1</text:span> </text:p>
        <text:p text:style-name="P7"/>
        <text:p text:style-name="P2"/>
        <text:p text:style-name="P2"><text:span text:style-name="T3">Make sure to restart mysql</text:span> </text:p>
        <text:p text:style-name="P7"><text:span text:style-name="T4">smartcard20-node1:/usr/local/syscheck/database-replication # </text:span><text:span text:style-name="T5">/etc/init.d/mysql restart</text:span> </text:p>
        <text:p text:style-name="P7"><text:span text:style-name="T4">Restarting service MySQL</text:span> </text:p>
        <text:p text:style-name="P7"><text:span text:style-name="T4">Shutting down service MySQL done</text:span> </text:p>
        <text:p text:style-name="P7"><text:span text:style-name="T4">Starting service MySQL done</text:span> </text:p>
        <text:p text:style-name="P7"/>
        <text:p text:style-name="P2"/>
        <text:p text:style-name="P2"/>
        <text:p text:style-name="P2"><text:span text:style-name="T8">Now make this node take the role of mysql master!!</text:span> </text:p>
        <text:p text:style-name="P7"><text:span text:style-name="T4">smartcard20-node2:/usr/local/syscheck/database-replication # </text:span><text:span text:style-name="T5">./804-make-mysql-server-act-as-master.sh</text:span> </text:p>
        <text:p text:style-name="P7"><text:span text:style-name="T4">Are you sure you want to make this mysql server act as mysql master?</text:span> </text:p>
        <text:p text:style-name="P7"><text:span text:style-name="T4">Press enter to continiue, ctrl-c to abort</text:span> </text:p>
        <text:p text:style-name="P7"/>
        <text:p text:style-name="P7"><text:span text:style-name="T4">I-8041-PKI 20090312 16:34:20 smartcard20-node2: INFO - Mysql server made to act as a master</text:span> </text:p>
        <text:p text:style-name="P7"/>
        <text:p text:style-name="P2"/>
        <text:p text:style-name="P2"/>
        <text:p text:style-name="P2"><text:span text:style-name="T3">Run the show master status command and note the log: “File” and “position”, you will need them in the next step.</text:span> </text:p>
        <text:p text:style-name="P7"><text:span text:style-name="T4">smartcard20-node1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98</text:span> </text:p>
        <text:p text:style-name="P7"><text:span text:style-name="T4">I-8101-PKI 20090311 15:26:32 smartcard20-node1: INFO - Master status shown</text:span> </text:p>
        <text:p text:style-name="P7"><text:span text:style-name="T4">*************************** 1. row ***************************</text:span> </text:p>
        <text:p text:style-name="P7"><text:span text:style-name="T4">Id: 3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1 15:26:32 smartcard20-node1: INFO - Master status shown</text:span> </text:p>
        <text:p text:style-name="P7"><text:span text:style-name="T4">I-8101-PKI 20090311 15:26:32 smartcard20-node1: INFO - Master status shown</text:span> </text:p>
        <text:p text:style-name="P7"/>
        <text:p text:style-name="P2"/>
        <text:h text:style-name="Heading_20_2" text:outline-level="2"><text:bookmark text:name="_1_10_Make_node_2_slave"/>1.10 Make node 2 slave </text:h>
        <text:p text:style-name="P2"/>
        <text:p text:style-name="P2">In /etc/my.cnf set: </text:p>
        <text:p text:style-name="P7"><text:span text:style-name="T4"># Replication Master Server (default)</text:span> </text:p>
        <text:p text:style-name="P7"><text:span text:style-name="T4"># binary logging is required for replication</text:span> </text:p>
        <text:p text:style-name="P7"><text:span text:style-name="T9">log-bin=mysql-bin</text:span> </text:p>
        <text:p text:style-name="P7"/>
        <text:p text:style-name="P7"><text:span text:style-name="T4">But do set server-id = 2</text:span> </text:p>
        <text:p text:style-name="P7"><text:span text:style-name="T4"># required unique id between 1 and 2^32 - 1</text:span> </text:p>
        <text:p text:style-name="P7"><text:span text:style-name="T4"># defaults to 1 if master-host is not set</text:span> </text:p>
        <text:p text:style-name="P7"><text:span text:style-name="T4"># but will not function as a master if omitted</text:span> </text:p>
        <text:p text:style-name="P7"><text:span text:style-name="T9">server-id = 2</text:span> </text:p>
        <text:p text:style-name="P7"/>
        <text:p text:style-name="P2"/>
        <text:p text:style-name="P2"><text:span text:style-name="T3">Make sure to restart mysql</text:span> </text:p>
        <text:p text:style-name="P7"><text:span text:style-name="T4">smartcard20-node2:/usr/local/syscheck/database-replication # </text:span><text:span text:style-name="T5">/etc/init.d/mysql restart</text:span> </text:p>
        <text:p text:style-name="P7"><text:span text:style-name="T4">Restarting service MySQL</text:span> </text:p>
        <text:p text:style-name="P7"><text:span text:style-name="T4">Shutting down service MySQL done</text:span> </text:p>
        <text:p text:style-name="P7"><text:span text:style-name="T4">Starting service MySQL done</text:span> </text:p>
        <text:p text:style-name="P7"/>
        <text:p text:style-name="P2"/>
        <text:p text:style-name="P2"><text:span text:style-name="T3">Now it's time to start the slave</text:span> </text:p>
        <text:p text:style-name="P7"><text:span text:style-name="T4">smartcard20-node2:/usr/local/syscheck/database-replication # </text:span><text:span text:style-name="T5">./805-make-mysql-server-act-as-slave.sh</text:span> </text:p>
        <text:p text:style-name="P7"><text:span text:style-name="T4">Are you sure you want to make this mysql server act as mysql slave?</text:span> </text:p>
        <text:p text:style-name="P7"><text:span text:style-name="T4">Press enter to continiue, ctrl-c to abort</text:span> </text:p>
        <text:p text:style-name="P7"/>
        <text:p text:style-name="P7"><text:span text:style-name="T4">now you need to run 810-show-mysql-master-status.sh on the master node</text:span> </text:p>
        <text:p text:style-name="P7"><text:span text:style-name="T4">For a first time setup (master has never had a slave) default file='' and pos=4 is the values to use</text:span> </text:p>
        <text:p text:style-name="P7"><text:span text:style-name="T4">then enter File and Position</text:span> </text:p>
        <text:p text:style-name="P7"><text:span text:style-name="T4">Enter Log File default:[]&gt;</text:span> </text:p>
        <text:p text:style-name="P7"><text:span text:style-name="T5">mysql-bin.000001</text:span> </text:p>
        <text:p text:style-name="P7"><text:span text:style-name="T4">Enter Log Pos default:[4]&gt;</text:span> </text:p>
        <text:p text:style-name="P7"><text:span text:style-name="T5">98</text:span> </text:p>
        <text:p text:style-name="P7"><text:span text:style-name="T4">I-8051-PKI 20090312 16:48:09 smartcard20-node2: INFO - Mysql server made to act as a slave</text:span> </text:p>
        <text:p text:style-name="P2"/>
        <text:h text:style-name="Heading_20_2" text:outline-level="2"><text:bookmark text:name="_1_11_Verify_replication"/>1.11 Verify replication </text:h>
        <text:p text:style-name="P2"/>
        <text:p text:style-name="P7"><text:span text:style-name="T4">smartcard20-node1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4439</text:span> </text:p>
        <text:p text:style-name="P7"><text:span text:style-name="T4">I-8101-PKI 20090311 16:02:33 smartcard20-node1: INFO - Master status shown</text:span> </text:p>
        <text:p text:style-name="P7"><text:span text:style-name="T4">*************************** 1. row ***************************</text:span> </text:p>
        <text:p text:style-name="P7"><text:span text:style-name="T4">Id: 73</text:span> </text:p>
        <text:p text:style-name="P7"><text:span text:style-name="T4">User: ejbcarep</text:span> </text:p>
        <text:p text:style-name="P7"><text:span text:style-name="T4">Host: 10.15.251.247:6265</text:span> </text:p>
        <text:p text:style-name="P7"><text:span text:style-name="T4">db: NULL</text:span> </text:p>
        <text:p text:style-name="P7"><text:span text:style-name="T4">Command: Binlog Dump</text:span> </text:p>
        <text:p text:style-name="P7"><text:span text:style-name="T4">Time: 1015</text:span> </text:p>
        <text:p text:style-name="P7"><text:span text:style-name="T5">State: Has sent all binlog to slave; waiting for binlog to be updated</text:span> </text:p>
        <text:p text:style-name="P7"><text:span text:style-name="T4">Info: NULL</text:span> </text:p>
        <text:p text:style-name="P7"><text:span text:style-name="T4">*************************** 2. row ***************************</text:span> </text:p>
        <text:p text:style-name="P7"><text:span text:style-name="T4">Id: 88</text:span> </text:p>
        <text:p text:style-name="P7"><text:span text:style-name="T4">User: ejbca</text:span> </text:p>
        <text:p text:style-name="P7"><text:span text:style-name="T4">Host: localhost:24797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06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3. row ***************************</text:span> </text:p>
        <text:p text:style-name="P7"><text:span text:style-name="T4">Id: 89</text:span> </text:p>
        <text:p text:style-name="P7"><text:span text:style-name="T4">User: ejbca</text:span> </text:p>
        <text:p text:style-name="P7"><text:span text:style-name="T4">Host: localhost:24798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06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4. row ***************************</text:span> </text:p>
        <text:p text:style-name="P7"><text:span text:style-name="T4">Id: 90</text:span> </text:p>
        <text:p text:style-name="P7"><text:span text:style-name="T4">User: ejbca</text:span> </text:p>
        <text:p text:style-name="P7"><text:span text:style-name="T4">Host: localhost:24799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06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5. row ***************************</text:span> </text:p>
        <text:p text:style-name="P7"><text:span text:style-name="T4">Id: 99</text:span> </text:p>
        <text:p text:style-name="P7"><text:span text:style-name="T4">User: ejbca</text:span> </text:p>
        <text:p text:style-name="P7"><text:span text:style-name="T4">Host: localhost:28104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6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6. row ***************************</text:span> </text:p>
        <text:p text:style-name="P7"><text:span text:style-name="T4">Id: 100</text:span> </text:p>
        <text:p text:style-name="P7"><text:span text:style-name="T4">User: ejbca</text:span> </text:p>
        <text:p text:style-name="P7"><text:span text:style-name="T4">Host: localhost:28105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6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7. row ***************************</text:span> </text:p>
        <text:p text:style-name="P7"><text:span text:style-name="T4">Id: 102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1 16:02:33 smartcard20-node1: INFO - Master status shown</text:span> </text:p>
        <text:p text:style-name="P7"><text:span text:style-name="T4">I-8101-PKI 20090311 16:02:33 smartcard20-node1: INFO - Master status shown</text:span> </text:p>
        <text:p text:style-name="P7"/>
        <text:p text:style-name="P2"/>
        <text:p text:style-name="P2"><text:span text:style-name="T3">Check the slave</text:span> </text:p>
        <text:p text:style-name="P7"><text:span text:style-name="T4">smartcard20-node2:/usr/local/syscheck/database-replication # </text:span><text:span text:style-name="T5">./809-show-mysql-slave-status.sh</text:span> </text:p>
        <text:p text:style-name="P7"><text:span text:style-name="T5">Slave_IO_State Master_Host</text:span><text:span text:style-name="T4"> 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7"><text:span text:style-name="T4">Master_SSL_Allowed Master_SSL_CA_File Master_SSL_CA_Path Master_SSL_Cert Master_SSL_Cipher Master_SSL_Key Seconds_Behind_Master</text:span> </text:p>
        <text:p text:style-name="P7"><text:span text:style-name="T9">Waiting for master to send event</text:span><text:span text:style-name="T10"> </text:span><text:span text:style-name="T9">10.15.251.246 </text:span><text:span text:style-name="T10">ejbcarep 3306 60 </text:span><text:span text:style-name="T9">mysql-bin.000001 4439 </text:span><text:span text:style-name="T10">smartcard20-node2-relay-bin.000003 2057 mysql-bin.000001 Yes Yes 0 0</text:span> </text:p>
        <text:p text:style-name="P7"><text:span text:style-name="T4">4439 2057 None 0 No 0</text:span> </text:p>
        <text:p text:style-name="P7"><text:span text:style-name="T4">I-8091-PKI 20090311 16:02:25 smartcard20-node2: INFO - Slave status shown</text:span> </text:p>
        <text:p text:style-name="P7"/>
        <text:p text:style-name="P2"/>
        <text:h text:style-name="Heading_20_1" text:outline-level="1"><text:bookmark text:name="_2_Verification_and_Troublesho"/>2 Verification and Troubleshooting </text:h>
        <text:p text:style-name="P2"/>
        <text:h text:style-name="Heading_20_2" text:outline-level="2"><text:bookmark text:name="_2_1_Check_the_log_file_"/>2.1 Check the log file: </text:h>
        <text:p text:style-name="P7"><text:span text:style-name="T4">smartcard20-node2:/usr/local/syscheck/database-replication # </text:span><text:span text:style-name="T5">less /var/log/mysqld.log</text:span> </text:p>
        <text:p text:style-name="P7"><text:span text:style-name="T4">090311 15:45:37 mysqld ended</text:span> </text:p>
        <text:p text:style-name="P7"/>
        <text:p text:style-name="P7"><text:span text:style-name="T4">090311 15:45:37 mysqld started</text:span> </text:p>
        <text:p text:style-name="P7"><text:span text:style-name="T4">090311 15:45:38 InnoDB: Started; log sequence number 0 43665</text:span> </text:p>
        <text:p text:style-name="P7"><text:span text:style-name="T4">090311 15:45:38 [Warning] Neither --relay-log nor --relay-log-index were used; so replication may break when this MySQL serve</text:span> </text:p>
        <text:p text:style-name="P7"><text:span text:style-name="T4">r acts as a slave and has his hostname changed!! Please use '--relay-log=smartcard20-node2-relay-bin' to avoid this problem.</text:span> </text:p>
        <text:p text:style-name="P7"><text:span text:style-name="T4">090311 15:45:38 [Note] /usr/sbin/mysqld: ready for connections.</text:span> </text:p>
        <text:p text:style-name="P7"><text:span text:style-name="T4">Version: '5.0.26' socket: '/var/lib/mysql/mysql.sock' port: 3306 SUSE MySQL RPM</text:span> </text:p>
        <text:p text:style-name="P7"><text:span text:style-name="T4">090311 15:45:38 [Note] Slave SQL thread initialized, starting replication in log 'mysql-bin.000001' at position 2617, relay l</text:span> </text:p>
        <text:p text:style-name="P7"><text:span text:style-name="T4">og './smartcard20-node2-relay-bin.000001' position: 98</text:span> </text:p>
        <text:p text:style-name="P7"><text:span text:style-name="T4">090311 15:45:38 [Note] Slave I/O thread: connected to master 'ejbcarep@10.15.251.246:3306', replication started in log 'mysq</text:span> </text:p>
        <text:p text:style-name="P7"><text:span text:style-name="T4">l-bin.000001' at position 2617</text:span> </text:p>
        <text:p text:style-name="P7"/>
        <text:p text:style-name="P2"/>
        <text:h text:style-name="Heading_20_2" text:outline-level="2"><text:bookmark text:name="_2_2_Write_to_the_test_table_a"/>2.2 Write to the test table and verify both servers answers the same number </text:h>
        <text:p text:style-name="P7"><text:span text:style-name="T4">smartcard20-node1:/usr/local/syscheck/database-replication # </text:span><text:span text:style-name="T5">./807-test-table-create-table.sh</text:span> </text:p>
        <text:p text:style-name="P7"><text:span text:style-name="T4">creating the test table:</text:span> </text:p>
        <text:p text:style-name="P7"><text:span text:style-name="T4">smartcard20-node1:/usr/local/syscheck/database-replication # </text:span><text:span text:style-name="T5">./808-test-table-update-and-check-master-and-slave.sh</text:span> </text:p>
        <text:p text:style-name="P7"><text:span text:style-name="T4">cleaning and inserting new val: </text:span><text:span text:style-name="T5">1236784263</text:span> </text:p>
        <text:p text:style-name="P7"><text:span text:style-name="T4">values from 10.15.251.246</text:span> </text:p>
        <text:p text:style-name="P7"><text:span text:style-name="T4">value</text:span> </text:p>
        <text:p text:style-name="P7"><text:span text:style-name="T5">1236784263</text:span> </text:p>
        <text:p text:style-name="P7"><text:span text:style-name="T4">values from 10.15.251.247</text:span> </text:p>
        <text:p text:style-name="P7"><text:span text:style-name="T4">value</text:span> </text:p>
        <text:p text:style-name="P7"><text:span text:style-name="T5">1236784263</text:span> </text:p>
        <text:p text:style-name="P7"/>
        <text:p text:style-name="P2"/>
        <text:h text:style-name="Heading_20_2" text:outline-level="2"><text:bookmark text:name="_2_3_Use_the_show_master_and_s"/>2.3 Use the show master and show slave scripts </text:h>
        <text:p text:style-name="P2"/>
        <text:p text:style-name="P2"><text:span text:style-name="T3">Run this script on the master!</text:span> </text:p>
        <text:p text:style-name="P7"><text:span text:style-name="T4">smartcard20-node1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6106</text:span> </text:p>
        <text:p text:style-name="P7"><text:span text:style-name="T4">I-8101-PKI 20090311 16:22:44 smartcard20-node1: INFO - Master status shown</text:span> </text:p>
        <text:p text:style-name="P7"><text:span text:style-name="T4">*************************** 1. row ***************************</text:span> </text:p>
        <text:p text:style-name="P7"><text:span text:style-name="T4">Id: 73</text:span> </text:p>
        <text:p text:style-name="P7"><text:span text:style-name="T4">User: ejbcarep</text:span> </text:p>
        <text:p text:style-name="P7"><text:span text:style-name="T4">Host: 10.15.251.247:6265</text:span> </text:p>
        <text:p text:style-name="P7"><text:span text:style-name="T4">db: NULL</text:span> </text:p>
        <text:p text:style-name="P7"><text:span text:style-name="T4">Command: Binlog Dump</text:span> </text:p>
        <text:p text:style-name="P7"><text:span text:style-name="T4">Time: 2226</text:span> </text:p>
        <text:p text:style-name="P7"><text:span text:style-name="T5">State: Has sent all binlog to slave; waiting for binlog to be updated</text:span> </text:p>
        <text:p text:style-name="P7"><text:span text:style-name="T4">Info: NULL</text:span> </text:p>
        <text:p text:style-name="P7"><text:span text:style-name="T4">*************************** 2. row ***************************</text:span> </text:p>
        <text:p text:style-name="P7"><text:span text:style-name="T4">Id: 141</text:span> </text:p>
        <text:p text:style-name="P7"><text:span text:style-name="T4">User: ejbca</text:span> </text:p>
        <text:p text:style-name="P7"><text:span text:style-name="T4">Host: localhost:27370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17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3. row ***************************</text:span> </text:p>
        <text:p text:style-name="P7"><text:span text:style-name="T4">Id: 142</text:span> </text:p>
        <text:p text:style-name="P7"><text:span text:style-name="T4">User: ejbca</text:span> </text:p>
        <text:p text:style-name="P7"><text:span text:style-name="T4">Host: localhost:27371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17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4. row ***************************</text:span> </text:p>
        <text:p text:style-name="P7"><text:span text:style-name="T4">Id: 143</text:span> </text:p>
        <text:p text:style-name="P7"><text:span text:style-name="T4">User: ejbca</text:span> </text:p>
        <text:p text:style-name="P7"><text:span text:style-name="T4">Host: localhost:27372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67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5. row ***************************</text:span> </text:p>
        <text:p text:style-name="P7"><text:span text:style-name="T4">Id: 144</text:span> </text:p>
        <text:p text:style-name="P7"><text:span text:style-name="T4">User: ejbca</text:span> </text:p>
        <text:p text:style-name="P7"><text:span text:style-name="T4">Host: localhost:27373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67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6. row ***************************</text:span> </text:p>
        <text:p text:style-name="P7"><text:span text:style-name="T4">Id: 145</text:span> </text:p>
        <text:p text:style-name="P7"><text:span text:style-name="T4">User: ejbca</text:span> </text:p>
        <text:p text:style-name="P7"><text:span text:style-name="T4">Host: localhost:27374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67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7. row ***************************</text:span> </text:p>
        <text:p text:style-name="P7"><text:span text:style-name="T4">Id: 148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1 16:22:44 smartcard20-node1: INFO - Master status shown</text:span> </text:p>
        <text:p text:style-name="P7"><text:span text:style-name="T4">I-8101-PKI 20090311 16:22:44 smartcard20-node1: INFO - Master status shown</text:span> </text:p>
        <text:p text:style-name="P7"/>
        <text:p text:style-name="P2"><text:span text:style-name="T3">It’s important the master show status says:</text:span> </text:p>
        <text:p text:style-name="P2"><text:span text:style-name="T3">State: Has sent all binlog to slave; waiting for binlog to be updated</text:span> </text:p>
        <text:p text:style-name="P2"/>
        <text:p text:style-name="P2"><text:span text:style-name="T3">And then compare the logfilename and log_pos with slave show status</text:span> </text:p>
        <text:p text:style-name="P2"/>
        <text:p text:style-name="P2"/>
        <text:p text:style-name="P2"><text:span text:style-name="T3">Run this script on the slave!</text:span> </text:p>
        <text:p text:style-name="P7"><text:span text:style-name="T4">smartcard20-node2:/usr/local/syscheck/database-replication # </text:span><text:span text:style-name="T5">./809-show-mysql-slave-status.sh</text:span> </text:p>
        <text:p text:style-name="P7"><text:span text:style-name="T5">Slave_IO_State Master_Host </text:span><text:span text:style-name="T4">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7"><text:span text:style-name="T4">Master_SSL_Allowed Master_SSL_CA_File Master_SSL_CA_Path Master_SSL_Cert Master_SSL_Cipher Master_SSL_Key Seconds_Behind_Master</text:span> </text:p>
        <text:p text:style-name="P7"><text:span text:style-name="T5">Waiting for master to send event 10.15.251.246 </text:span><text:span text:style-name="T4">ejbcarep 3306 60 </text:span><text:span text:style-name="T5">mysql-bin.000001 6106</text:span><text:span text:style-name="T4"> smartcard20-node2-relay-bin.000003 3724 mysql-bin.000001 </text:span><text:span text:style-name="T10">Yes </text:span><text:span text:style-name="T4">Yes 0 0</text:span> </text:p>
        <text:p text:style-name="P7"><text:span text:style-name="T4">6106 3724 None 0 No 0</text:span> </text:p>
        <text:p text:style-name="P7"><text:span text:style-name="T4">I-8091-PKI 20090311 16:23:24 smartcard20-node2: INFO - Slave status shown</text:span> </text:p>
        <text:p text:style-name="P7"/>
        <text:p text:style-name="P2">Here it’s important the slave states it waits for master to send updates, has the right ip to the master and the same Logfilename and log_pos is the same as master show status shows. </text:p>
        <text:p text:style-name="P2"/>
        <text:p text:style-name="P2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2">Master has problems, thus we need to make the slave accept updates i.e. make it mysql master </text:p>
        <text:p text:style-name="P2">(to simulate master problems just shut it down /etc/init.d/mysql stop) </text:p>
        <text:p text:style-name="P2"/>
        <text:p text:style-name="P2">Slave now shows it cand connect to master: </text:p>
        <text:p text:style-name="P7"><text:span text:style-name="T4">smartcard20-node2:/usr/local/syscheck/database-replication # </text:span><text:span text:style-name="T5">./809-show-mysql-slave-status.sh</text:span> </text:p>
        <text:p text:style-name="P7"><text:span text:style-name="T4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7"><text:span text:style-name="T4">Master_SSL_Allowed Master_SSL_CA_File Master_SSL_CA_Path Master_SSL_Cert Master_SSL_Cipher Master_SSL_Key Seconds_Behind_Master</text:span> </text:p>
        <text:p text:style-name="P7"><text:span text:style-name="T5">Reconnecting after a failed master event read 10.15.251.246 </text:span><text:span text:style-name="T4">ejbcarep 3306 60 mysql-bin.000001 822 smartcard20-node2-relay-bin.000002 235 mysql-bin.000001 No Yes 0</text:span> </text:p>
        <text:p text:style-name="P7"><text:span text:style-name="T4">0 822 235 None 0 No NULL</text:span> </text:p>
        <text:p text:style-name="P7"><text:span text:style-name="T4">I-8091-PKI 20090312 16:33:15 smartcard20-node2: INFO - Slave status shown</text:span> </text:p>
        <text:p text:style-name="P7"/>
        <text:p text:style-name="P2"/>
        <text:p text:style-name="P2"><text:span text:style-name="T3">Now make this node take the role of mysql master</text:span> </text:p>
        <text:p text:style-name="P7"><text:span text:style-name="T4">smartcard20-node2:/usr/local/syscheck/database-replication # </text:span><text:span text:style-name="T5">./804-make-mysql-server-act-as-master.sh</text:span> </text:p>
        <text:p text:style-name="P7"><text:span text:style-name="T4">Are you sure you want to make this mysql server act as mysql master?</text:span> </text:p>
        <text:p text:style-name="P7"><text:span text:style-name="T4">Press enter to continiue, ctrl-c to abort</text:span> </text:p>
        <text:p text:style-name="P7"/>
        <text:p text:style-name="P7"><text:span text:style-name="T4">I-8041-PKI 20090312 16:34:20 smartcard20-node2: INFO - Mysql server made to act as a master</text:span> </text:p>
        <text:p text:style-name="P7"/>
        <text:p text:style-name="P2"/>
        <text:p text:style-name="P9">Check the master status </text:p>
        <text:p text:style-name="P7"><text:span text:style-name="T4">smartcard20-node2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98</text:span> </text:p>
        <text:p text:style-name="P7"><text:span text:style-name="T4">I-8101-PKI 20090312 16:34:35 smartcard20-node2: INFO - Master status shown</text:span> </text:p>
        <text:p text:style-name="P7"><text:span text:style-name="T4">*************************** 1. row ***************************</text:span> </text:p>
        <text:p text:style-name="P7"><text:span text:style-name="T4">Id: 64</text:span> </text:p>
        <text:p text:style-name="P7"><text:span text:style-name="T4">User: ejbca</text:span> </text:p>
        <text:p text:style-name="P7"><text:span text:style-name="T4">Host: smartcard20-node2.a-intra.fmv.se:23152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13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2. row ***************************</text:span> </text:p>
        <text:p text:style-name="P7"><text:span text:style-name="T4">Id: 65</text:span> </text:p>
        <text:p text:style-name="P7"><text:span text:style-name="T4">User: ejbca</text:span> </text:p>
        <text:p text:style-name="P7"><text:span text:style-name="T4">Host: smartcard20-node2.a-intra.fmv.se:23153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313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3. row ***************************</text:span> </text:p>
        <text:p text:style-name="P7"><text:span text:style-name="T4">Id: 66</text:span> </text:p>
        <text:p text:style-name="P7"><text:span text:style-name="T4">User: ejbca</text:span> </text:p>
        <text:p text:style-name="P7"><text:span text:style-name="T4">Host: smartcard20-node2.a-intra.fmv.se:21656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63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4. row ***************************</text:span> </text:p>
        <text:p text:style-name="P7"><text:span text:style-name="T4">Id: 67</text:span> </text:p>
        <text:p text:style-name="P7"><text:span text:style-name="T4">User: ejbca</text:span> </text:p>
        <text:p text:style-name="P7"><text:span text:style-name="T4">Host: smartcard20-node2.a-intra.fmv.se:21657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63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5. row ***************************</text:span> </text:p>
        <text:p text:style-name="P7"><text:span text:style-name="T4">Id: 70</text:span> </text:p>
        <text:p text:style-name="P7"><text:span text:style-name="T4">User: ejbca</text:span> </text:p>
        <text:p text:style-name="P7"><text:span text:style-name="T4">Host: smartcard20-node2.a-intra.fmv.se:21660</text:span> </text:p>
        <text:p text:style-name="P7"><text:span text:style-name="T4">db: ejbca</text:span> </text:p>
        <text:p text:style-name="P7"><text:span text:style-name="T4">Command: Sleep</text:span> </text:p>
        <text:p text:style-name="P7"><text:span text:style-name="T4">Time: 13</text:span> </text:p>
        <text:p text:style-name="P7"><text:span text:style-name="T4">State:</text:span> </text:p>
        <text:p text:style-name="P7"><text:span text:style-name="T4">Info: NULL</text:span> </text:p>
        <text:p text:style-name="P7"><text:span text:style-name="T4">*************************** 6. row ***************************</text:span> </text:p>
        <text:p text:style-name="P7"><text:span text:style-name="T4">Id: 73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2 16:34:35 smartcard20-node2: INFO - Master status shown</text:span> </text:p>
        <text:p text:style-name="P7"><text:span text:style-name="T4">I-8101-PKI 20090312 16:34:35 smartcard20-node2: INFO - Master status shown</text:span> </text:p>
        <text:p text:style-name="P7"/>
        <text:p text:style-name="P2"><text:span text:style-name="T3">Since there is no slave we wont see that process in the list!</text:span> </text:p>
        <text:p text:style-name="P2"/>
        <text:p text:style-name="P2">Failover VIP </text:p>
        <text:p text:style-name="P7"><text:span text:style-name="T4">smartcard20-node1:/usr/local/syscheck/database-replication # </text:span><text:span text:style-name="T5">./TODO</text:span> </text:p>
        <text:p text:style-name="P7"/>
        <text:p text:style-name="P2"/>
        <text:p text:style-name="P2">Failover jboss datasource configuration </text:p>
        <text:p text:style-name="P7"><text:span text:style-name="T4">smartcard20-node1:/usr/local/syscheck/database-replication # </text:span><text:span text:style-name="T5">./TODO</text:span> </text:p>
        <text:p text:style-name="P7"/>
        <text:p text:style-name="P2"/>
        <text:h text:style-name="Heading_20_2" text:outline-level="2"><text:bookmark text:name="_3_2_Fail_back_make_the_old_ma"/>3.2 Fail-back, make the old master master again </text:h>
        <text:p text:style-name="P2"/>
        <text:p text:style-name="P2">Make a backup of the data at node2, transfer it to node1 </text:p>
        <text:p text:style-name="P7"><text:span text:style-name="T4">smartcard20-node2:/usr/local/syscheck/related-available # </text:span><text:span text:style-name="T5">./904_make_mysql_db_backup.sh -s</text:span> </text:p>
        <text:p text:style-name="P7"><text:span text:style-name="T4">I-9041-PKI 20090312 16:44:14 smartcard20-node2: INFO - Backed up db ok (file:/backup/mysql/ejbcabackup-2009-03-12_16.44.14.sql.gz)</text:span> </text:p>
        <text:p text:style-name="P7"><text:span text:style-name="T4">smartcard20-node2:/usr/local/syscheck/related-available # </text:span><text:span text:style-name="T5">./906_ssh-copy-to-remote-machine.sh -s /backup/mysql/ejbcabackup-2009-03-12_16.44.14.sql.gz smartcard20-node1 /home/jboss jboss /home/jboss/.ssh/id_rsa</text:span> </text:p>
        <text:p text:style-name="P7"><text:span text:style-name="T4">I-9061-PKI 20090312 16:44:39 smartcard20-node2: INFO - file transfered ok</text:span> </text:p>
        <text:p text:style-name="P7"/>
        <text:p text:style-name="P2"/>
        <text:p text:style-name="P2"/>
        <text:p text:style-name="P2">Back at node1 restore the database </text:p>
        <text:p text:style-name="P8"><text:span text:style-name="T6">username@smartcard20-node1:/usr/local/syscheck-1_5_0/related-enabled&gt; </text:span><text:span text:style-name="T7">sudo ./920_restore_mysql_db_from_backup.sh</text:span><text:span text:style-name="T6"> </text:span><text:span text:style-name="T7">-s /backup/mysql/ejbcabackup-2009-03-27_11.09.08.sql.gz</text:span> </text:p>
        <text:p text:style-name="P8"><text:span text:style-name="T4">now we'll backup the current database before we restore the one you specified</text:span> </text:p>
        <text:p text:style-name="P8"><text:span text:style-name="T4">I-9041-PKI 20090327 11:09:46 sles20sp2-2: INFO - Backed up db ok (file:/backup/mysql/ejbcabackup-2009-03-27_11.09.46.sql.gz)</text:span> </text:p>
        <text:p text:style-name="P8"><text:span text:style-name="T4">restoring the db from /backup/mysql/ejbcabackup-2009-03-27_11.09.08.sql.gz</text:span> </text:p>
        <text:p text:style-name="P8"><text:span text:style-name="T4">I-9202-PKI 20090327 11:09:47 sles20sp2-2: INFO - Restored the db from file (/backup/mysql/ejbcabackup-2009-03-27_11.09.08.sql.gz)</text:span> </text:p>
        <text:p text:style-name="P8"/>
        <text:p text:style-name="P2"/>
        <text:p text:style-name="P2"/>
        <text:p text:style-name="P2"/>
        <text:p text:style-name="P2"><text:span text:style-name="T3">Now lets make the old master master again</text:span> </text:p>
        <text:p text:style-name="P7"><text:span text:style-name="T4">smartcard20-node1:/usr/local/syscheck/database-replication # .</text:span><text:span text:style-name="T5">/804-make-mysql-server-act-as-master.sh</text:span> </text:p>
        <text:p text:style-name="P7"><text:span text:style-name="T4">Are you sure you want to make this mysql server act as mysql master?</text:span> </text:p>
        <text:p text:style-name="P7"><text:span text:style-name="T4">Press enter to continiue, ctrl-c to abort</text:span> </text:p>
        <text:p text:style-name="P7"/>
        <text:p text:style-name="P7"><text:span text:style-name="T4">I-8041-PKI 20090312 16:47:00 smartcard20-node1: INFO - Mysql server made to act as a master</text:span> </text:p>
        <text:p text:style-name="P7"/>
        <text:p text:style-name="P7"><text:span text:style-name="T4">smartcard20-node1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98</text:span> </text:p>
        <text:p text:style-name="P7"><text:span text:style-name="T4">I-8101-PKI 20090312 16:47:08 smartcard20-node1: INFO - Master status shown</text:span> </text:p>
        <text:p text:style-name="P7"><text:span text:style-name="T4">*************************** 1. row ***************************</text:span> </text:p>
        <text:p text:style-name="P7"><text:span text:style-name="T4">Id: 5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2 16:47:08 smartcard20-node1: INFO - Master status shown</text:span> </text:p>
        <text:p text:style-name="P7"><text:span text:style-name="T4">I-8101-PKI 20090312 16:47:08 smartcard20-node1: INFO - Master status shown</text:span> </text:p>
        <text:p text:style-name="P7"/>
        <text:p text:style-name="P2"/>
        <text:p text:style-name="P2"><text:span text:style-name="T3">Make the old slave slave again, enter YOUR values from the last commnd!</text:span> </text:p>
        <text:p text:style-name="P7"><text:span text:style-name="T4">smartcard20-node2:/usr/local/syscheck/database-replication # </text:span><text:span text:style-name="T5">./805-make-mysql-server-act-as-slave.sh</text:span> </text:p>
        <text:p text:style-name="P7"><text:span text:style-name="T4">Are you sure you want to make this mysql server act as mysql slave?</text:span> </text:p>
        <text:p text:style-name="P7"><text:span text:style-name="T4">Press enter to continiue, ctrl-c to abort</text:span> </text:p>
        <text:p text:style-name="P7"/>
        <text:p text:style-name="P7"><text:span text:style-name="T4">now you need to run 810-show-mysql-master-status.sh on the master node</text:span> </text:p>
        <text:p text:style-name="P7"><text:span text:style-name="T4">For a first time setup (master has never had a slave) default file='' and pos=4 is the values to use</text:span> </text:p>
        <text:p text:style-name="P7"><text:span text:style-name="T4">then enter File and Position</text:span> </text:p>
        <text:p text:style-name="P7"><text:span text:style-name="T4">Enter Log File default:[]&gt;</text:span> </text:p>
        <text:p text:style-name="P7"><text:span text:style-name="T5">mysql-bin.000001</text:span> </text:p>
        <text:p text:style-name="P7"><text:span text:style-name="T4">Enter Log Pos default:[4]&gt;</text:span> </text:p>
        <text:p text:style-name="P7"><text:span text:style-name="T5">98</text:span> </text:p>
        <text:p text:style-name="P7"><text:span text:style-name="T4">I-8051-PKI 20090312 16:48:09 smartcard20-node2: INFO - Mysql server made to act as a slave</text:span> </text:p>
        <text:p text:style-name="P2"/>
        <text:p text:style-name="P2">Failback VIP </text:p>
        <text:p text:style-name="P7"><text:span text:style-name="T4">smartcard20-node1:/usr/local/syscheck/database-replication # </text:span><text:span text:style-name="T5">./TODO</text:span> </text:p>
        <text:p text:style-name="P7"/>
        <text:p text:style-name="P2"/>
        <text:p text:style-name="P2">Failback jboss datasource configuration </text:p>
        <text:p text:style-name="P7"><text:span text:style-name="T4">smartcard20-node1:/usr/local/syscheck/database-replication # </text:span><text:span text:style-name="T5">./TODO</text:span> </text:p>
        <text:p text:style-name="P7"/>
        <text:p text:style-name="P2"/>
        <text:p text:style-name="P2">Verify replication status </text:p>
        <text:p text:style-name="P7"><text:span text:style-name="T4">smartcard20-node1:/usr/local/syscheck/database-replication # </text:span><text:span text:style-name="T5">./810-show-mysql-master-status.sh</text:span> </text:p>
        <text:p text:style-name="P7"><text:span text:style-name="T4">File Position Binlog_Do_DB Binlog_Ignore_DB</text:span> </text:p>
        <text:p text:style-name="P7"><text:span text:style-name="T5">mysql-bin.000001 98</text:span> </text:p>
        <text:p text:style-name="P7"><text:span text:style-name="T4">I-8101-PKI 20090312 16:50:51 smartcard20-node1: INFO - Master status shown</text:span> </text:p>
        <text:p text:style-name="P7"><text:span text:style-name="T4">*************************** 1. row ***************************</text:span> </text:p>
        <text:p text:style-name="P7"><text:span text:style-name="T4">Id: 7</text:span> </text:p>
        <text:p text:style-name="P7"><text:span text:style-name="T4">User: ejbcarep</text:span> </text:p>
        <text:p text:style-name="P7"><text:span text:style-name="T4">Host: 10.15.251.247:19174</text:span> </text:p>
        <text:p text:style-name="P7"><text:span text:style-name="T4">db: NULL</text:span> </text:p>
        <text:p text:style-name="P7"><text:span text:style-name="T4">Command: Binlog Dump</text:span> </text:p>
        <text:p text:style-name="P7"><text:span text:style-name="T4">Time: 162</text:span> </text:p>
        <text:p text:style-name="P7"><text:span text:style-name="T5">State: Has sent all binlog to slave; waiting for binlog to be updated</text:span> </text:p>
        <text:p text:style-name="P7"><text:span text:style-name="T4">Info: NULL</text:span> </text:p>
        <text:p text:style-name="P7"><text:span text:style-name="T4">*************************** 2. row ***************************</text:span> </text:p>
        <text:p text:style-name="P7"><text:span text:style-name="T4">Id: 9</text:span> </text:p>
        <text:p text:style-name="P7"><text:span text:style-name="T4">User: root</text:span> </text:p>
        <text:p text:style-name="P7"><text:span text:style-name="T4">Host: localhost</text:span> </text:p>
        <text:p text:style-name="P7"><text:span text:style-name="T4">db: mysql</text:span> </text:p>
        <text:p text:style-name="P7"><text:span text:style-name="T4">Command: Query</text:span> </text:p>
        <text:p text:style-name="P7"><text:span text:style-name="T4">Time: 0</text:span> </text:p>
        <text:p text:style-name="P7"><text:span text:style-name="T4">State: NULL</text:span> </text:p>
        <text:p text:style-name="P7"><text:span text:style-name="T4">Info: SHOW PROCESSLIST</text:span> </text:p>
        <text:p text:style-name="P7"><text:span text:style-name="T4">I-8101-PKI 20090312 16:50:51 smartcard20-node1: INFO - Master status shown</text:span> </text:p>
        <text:p text:style-name="P7"><text:span text:style-name="T4">I-8101-PKI 20090312 16:50:51 smartcard20-node1: INFO - Master status shown</text:span> </text:p>
        <text:p text:style-name="P7"/>
        <text:p text:style-name="P2"/>
        <text:p text:style-name="P2"/>
        <text:p text:style-name="P2"/>
        <text:p text:style-name="P7"><text:span text:style-name="T4">smartcard20-node2:/usr/local/syscheck/database-replication # </text:span><text:span text:style-name="T5">./809-show-mysql-slave-status.sh</text:span> </text:p>
        <text:p text:style-name="P7"><text:span text:style-name="T4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7"><text:span text:style-name="T4">Master_SSL_Allowed Master_SSL_CA_File Master_SSL_CA_Path Master_SSL_Cert Master_SSL_Cipher Master_SSL_Key Seconds_Behind_Master</text:span> </text:p>
        <text:p text:style-name="P7"><text:span text:style-name="T5">Waiting for master to send event </text:span><text:span text:style-name="T4">10.15.251.246 ejbcarep 3306 60 </text:span><text:span text:style-name="T5">mysql-bin.000001 98 </text:span><text:span text:style-name="T4">smartcard20-node2-relay-bin.000002 235 mysql-bin.000001 Yes Yes 0 0</text:span> </text:p>
        <text:p text:style-name="P7"><text:span text:style-name="T4">98 235 None 0 No 0</text:span> </text:p>
        <text:p text:style-name="P7"><text:span text:style-name="T4">I-8091-PKI 20090312 16:48:16 smartcard20-node2: INFO - Slave status shown</text:span> </text:p>
        <text:p text:style-name="P7"/>
        <text:p text:style-name="P2"/>
        <text:p text:style-name="P2"/>
        <text:p text:style-name="P2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database-replication-and-failover</dc:title>
    <meta:creation-date>2009-03-28T14:47:44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8" meta:word-count="4032" meta:character-count="25589"/>
  </office:meta>
</office:document-meta>
</file>